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SDefaults.setDefaultCaseType( int case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setDefaul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AttributeQuote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AttributeEquality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Attribut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setDefaultPrettyPrint( boolean pretty_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End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debu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CSDefaults.getDefaultEnd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Filt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FilterAttribut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C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ECSDefa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CSDefaults.getDefault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BeginStart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Defaults.getDefault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